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D11AEC5C0EE96338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13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89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2.565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style:font-name="Segoe UI Semibold" fo:font-size="20pt" style:font-size-asian="20pt" style:font-size-complex="20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/>
      <style:text-properties style:font-name="Segoe UI Semibold" fo:font-size="20pt" style:font-size-asian="20pt" style:font-size-complex="20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style:font-name="Segoe UI Semibold" fo:font-size="20pt" style:font-size-asian="20pt" style:font-size-complex="20pt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Segoe UI Semibold" fo:font-size="24pt" style:font-size-asian="24pt" style:font-size-complex="24pt"/>
    </style:style>
    <style:style style:name="T4" style:family="text">
      <style:text-properties style:font-name="Segoe UI Semibold" fo:font-size="20pt" style:font-size-asian="20pt" style:font-size-complex="20pt"/>
    </style:style>
    <style:style style:name="T5" style:family="text">
      <style:text-properties style:font-name="Segoe UI Semibold" fo:font-size="32pt" style:font-size-asian="32pt" style:font-size-complex="32pt"/>
    </style:style>
    <style:style style:name="T6" style:family="text">
      <style:text-properties style:font-name="Segoe UI Semibold1" fo:font-size="24pt" fo:font-weight="bold" style:font-size-asian="24pt" style:font-weight-asian="bold" style:font-size-complex="24pt" style:font-weight-complex="bold"/>
    </style:style>
    <style:style style:name="T7" style:family="text">
      <style:text-properties style:font-name="Segoe UI Semibold1" fo:font-size="30pt" fo:font-weight="bold" style:font-size-asian="30pt" style:font-weight-asian="bold" style:font-size-complex="30pt" style:font-weight-complex="bold"/>
    </style:style>
    <style:style style:name="T8" style:family="text">
      <style:text-properties style:font-name="Segoe UI Semibold1" fo:font-size="32pt" fo:font-weight="bold" style:font-size-asian="32pt" style:font-weight-asian="bold" style:font-size-complex="32pt" style:font-weight-complex="bold"/>
    </style:style>
    <style:style style:name="T9" style:family="text">
      <style:text-properties style:font-name="Segoe UI" fo:font-size="24pt" fo:font-weight="bold" style:font-size-asian="24pt" style:font-weight-asian="bold" style:font-size-complex="24pt" style:font-weight-complex="bold"/>
    </style:style>
    <style:style style:name="T10" style:family="text">
      <style:text-properties style:font-name="Segoe UI" fo:font-size="24pt" style:font-size-asian="24pt" style:font-size-complex="24pt"/>
    </style:style>
    <style:style style:name="T11" style:family="text">
      <style:text-properties style:font-name="Segoe UI" fo:font-size="30pt" fo:font-weight="bold" style:font-size-asian="30pt" style:font-weight-asian="bold" style:font-size-complex="30pt" style:font-weight-complex="bold"/>
    </style:style>
    <style:style style:name="T12" style:family="text">
      <style:text-properties style:font-name="Segoe UI" fo:font-size="29pt" fo:font-weight="bold" style:font-size-asian="29pt" style:font-weight-asian="bold" style:font-size-complex="29pt" style:font-weight-complex="bold"/>
    </style:style>
    <style:style style:name="T13" style:family="text">
      <style:text-properties style:font-name="Segoe UI Semibold" fo:font-size="20pt" fo:font-weight="bold" style:font-size-asian="20pt" style:font-weight-asian="bold" style:font-size-complex="20pt" style:font-weight-complex="bold"/>
    </style:style>
    <style:style style:name="T14" style:family="text">
      <style:text-properties style:font-name="Segoe UI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384cm" svg:height="3.063cm" svg:x="1.778cm" svg:y="1.016cm">
          <draw:text-box>
            <text:p text:style-name="P1"><text:span text:style-name="T1">Hymn #801</text:span></text:p>
            <text:p text:style-name="P1"><text:span text:style-name="T2">”</text:span><text:span text:style-name="T2">How Great Thou Art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4" draw:layer="layout" svg:width="25.4cm" svg:height="7.389cm" svg:x="1.27cm" svg:y="0.762cm">
          <draw:text-box>
            <text:p text:style-name="P1"><text:span text:style-name="T3">1.</text:span></text:p>
            <text:p text:style-name="P1"><text:span text:style-name="T2">O Lord my God, when I in awesome wonder</text:span></text:p>
            <text:p text:style-name="P1"><text:span text:style-name="T2">Consider all the works Thy hand hath made,</text:span></text:p>
            <text:p text:style-name="P1"><text:span text:style-name="T2">I see the stars, I hear the mighty thunder,</text:span></text:p>
            <text:p text:style-name="P1"><text:span text:style-name="T2">Thy pow’r throughout the universe displayed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6" draw:layer="layout" svg:width="25.4cm" svg:height="7.766cm" svg:x="1.27cm" svg:y="1.016cm">
          <draw:text-box>
            <text:p text:style-name="P5"><text:span text:style-name="T4">Refrain:</text:span></text:p>
            <text:p text:style-name="P5"><text:span text:style-name="T5"><text:s text:c="4"/></text:span><text:span text:style-name="T2">Then sings my soul, my Savior God, to Thee,</text:span></text:p>
            <text:p><text:span text:style-name="T2"><text:s text:c="4"/></text:span><text:span text:style-name="T2">How great Thou art! How great Thou art!</text:span></text:p>
            <text:p><text:span text:style-name="T2"><text:s text:c="4"/></text:span><text:span text:style-name="T2">Then sings my soul, my Savior God, to Thee,</text:span></text:p>
            <text:p><text:span text:style-name="T2"><text:s text:c="4"/></text:span><text:span text:style-name="T2">How great Thou art! How great Thou art!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5" draw:text-style-name="P4" draw:layer="layout" svg:width="26.162cm" svg:height="9.144cm" svg:x="1.016cm" svg:y="0.508cm">
          <draw:text-box>
            <text:p text:style-name="P1"><text:span text:style-name="T6">2.</text:span></text:p>
            <text:p text:style-name="P1"><text:span text:style-name="T7">When through the woods and forest glades I wander,</text:span></text:p>
            <text:p text:style-name="P1"><text:span text:style-name="T2">I hear the birds sing sweetly in the trees;</text:span></text:p>
            <text:p text:style-name="P1"><text:span text:style-name="T8">When I look down from lofty mountain grandeur</text:span></text:p>
            <text:p text:style-name="P1"><text:span text:style-name="T2">And hear the brook and feel the gentle breeze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4" draw:text-style-name="P6" draw:layer="layout" svg:width="25.4cm" svg:height="7.766cm" svg:x="1.27cm" svg:y="1.016cm">
          <draw:text-box>
            <text:p text:style-name="P5"><text:span text:style-name="T4">Refrain:</text:span></text:p>
            <text:p text:style-name="P5"><text:span text:style-name="T5"><text:s text:c="4"/></text:span><text:span text:style-name="T2">Then sings my soul, my Savior God, to Thee,</text:span></text:p>
            <text:p><text:span text:style-name="T2"><text:s text:c="4"/></text:span><text:span text:style-name="T2">How great Thou art! How great Thou art!</text:span></text:p>
            <text:p><text:span text:style-name="T2"><text:s text:c="4"/></text:span><text:span text:style-name="T2">Then sings my soul, my Savior God, to Thee,</text:span></text:p>
            <text:p><text:span text:style-name="T2"><text:s text:c="4"/></text:span><text:span text:style-name="T2">How great Thou art! How great Thou art!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3" draw:text-style-name="P4" draw:layer="layout" svg:width="26.162cm" svg:height="7.389cm" svg:x="0.762cm" svg:y="0.762cm">
          <draw:text-box>
            <text:p text:style-name="P1"><text:span text:style-name="T9">3.</text:span></text:p>
            <text:p text:style-name="P1"><text:span text:style-name="T2">But when I think that God, His Son not sparing,</text:span></text:p>
            <text:p text:style-name="P1"><text:span text:style-name="T2">Sent Him to die, I scarce can take it in-</text:span></text:p>
            <text:p text:style-name="P1"><text:span text:style-name="T2">That on the cross my burden gladly bearing</text:span></text:p>
            <text:p text:style-name="P1"><text:span text:style-name="T2">He bled and died to take away my sin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4" draw:text-style-name="P6" draw:layer="layout" svg:width="25.4cm" svg:height="7.766cm" svg:x="1.27cm" svg:y="1.016cm">
          <draw:text-box>
            <text:p text:style-name="P5"><text:span text:style-name="T4">Refrain:</text:span></text:p>
            <text:p text:style-name="P5"><text:span text:style-name="T5"><text:s text:c="4"/></text:span><text:span text:style-name="T2">Then sings my soul, my Savior God, to Thee,</text:span></text:p>
            <text:p><text:span text:style-name="T2"><text:s text:c="4"/></text:span><text:span text:style-name="T2">How great Thou art! How great Thou art!</text:span></text:p>
            <text:p><text:span text:style-name="T2"><text:s text:c="4"/></text:span><text:span text:style-name="T2">Then sings my soul, my Savior God, to Thee,</text:span></text:p>
            <text:p><text:span text:style-name="T2"><text:s text:c="4"/></text:span><text:span text:style-name="T2">How great Thou art! How great Thou art!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6" draw:text-style-name="P4" draw:layer="layout" svg:width="26.162cm" svg:height="8.096cm" svg:x="0.785cm" svg:y="0.628cm">
          <draw:text-box>
            <text:p text:style-name="P1"><text:span text:style-name="T9">4</text:span><text:span text:style-name="T10">.</text:span></text:p>
            <text:p text:style-name="P1"><text:span text:style-name="T11">When Christ shall come with shout of acclamation</text:span></text:p>
            <text:p text:style-name="P1"><text:span text:style-name="T2">And take me home, what joy shall fill my heart!</text:span></text:p>
            <text:p text:style-name="P1"><text:span text:style-name="T2">Then I shall bow in humble adoration</text:span></text:p>
            <text:p text:style-name="P1"><text:span text:style-name="T12">And there proclaim: “My God, how great Thou art!”</text:span></text:p>
            <text:p><text:span text:style-name="T4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7" draw:text-style-name="P6" draw:layer="layout" svg:width="25.4cm" svg:height="12.843cm" svg:x="1.27cm" svg:y="1.016cm">
          <draw:text-box>
            <text:p text:style-name="P5"><text:span text:style-name="T4">Refrain:</text:span></text:p>
            <text:p text:style-name="P5"><text:span text:style-name="T5"><text:s text:c="4"/></text:span><text:span text:style-name="T2">Then sings my soul, my Savior God, to Thee,</text:span></text:p>
            <text:p><text:span text:style-name="T2"><text:s text:c="4"/></text:span><text:span text:style-name="T2">How great Thou art! How great Thou art!</text:span></text:p>
            <text:p><text:span text:style-name="T2"><text:s text:c="4"/></text:span><text:span text:style-name="T2">Then sings my soul, my Savior God, to Thee,</text:span></text:p>
            <text:p><text:span text:style-name="T2"><text:s text:c="4"/></text:span><text:span text:style-name="T2">How great Thou art! How great Thou art!</text:span></text:p>
            <text:p><text:span text:style-name="T13"/></text:p>
            <text:p><text:span text:style-name="T13"><text:s text:c="10"/></text:span><text:span text:style-name="T13">1953, renewed </text:span></text:p>
            <text:p><text:span text:style-name="T13"><text:s text:c="10"/></text:span><text:span text:style-name="T13">1981 Manna Music.</text:span></text:p>
            <text:p><text:span text:style-name="T13"><text:s text:c="10"/></text:span><text:span text:style-name="T13">Used by permission:</text:span></text:p>
            <text:p><text:span text:style-name="T13"><text:s text:c="10"/></text:span><text:span text:style-name="T13">LSB Hymn License</text:span></text:p>
            <text:p><text:span text:style-name="T13"><text:s text:c="10"/></text:span><text:span text:style-name="T13">.NET, no. 100011038. </text:span><text:span text:style-name="T14"><text:s text:c="2"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60000000360D11AEC5C0EE96338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4T14:59:40.640000000</meta:creation-date>
    <dc:date>2018-01-31T19:44:40.666000000</dc:date>
    <meta:editing-duration>PT10M27S</meta:editing-duration>
    <meta:editing-cycles>3</meta:editing-cycles>
    <meta:generator>LibreOffice/5.3.7.2$Windows_X86_64 LibreOffice_project/6b8ed514a9f8b44d37a1b96673cbbdd077e24059</meta:generator>
    <meta:document-statistic meta:object-count="48"/>
  </office:meta>
</office:document-meta>
</file>